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3.6370027" calcext:value-type="float">
            <text:p>3.6370027</text:p>
          </table:table-cell>
          <table:table-cell office:value-type="float" office:value="4.1723571" calcext:value-type="float">
            <text:p>4.1723571</text:p>
          </table:table-cell>
          <table:table-cell office:value-type="float" office:value="4.5155892" calcext:value-type="float">
            <text:p>4.5155892</text:p>
          </table:table-cell>
          <table:table-cell office:value-type="float" office:value="4.2043715" calcext:value-type="float">
            <text:p>4.2043715</text:p>
          </table:table-cell>
          <table:table-cell office:value-type="float" office:value="4.5238633" calcext:value-type="float">
            <text:p>4.5238633</text:p>
          </table:table-cell>
          <table:table-cell office:value-type="float" office:value="3.7313404" calcext:value-type="float">
            <text:p>3.7313404</text:p>
          </table:table-cell>
          <table:table-cell office:value-type="float" office:value="5.0944824" calcext:value-type="float">
            <text:p>5.0944824</text:p>
          </table:table-cell>
          <table:table-cell office:value-type="float" office:value="3.9394593" calcext:value-type="float">
            <text:p>3.9394593</text:p>
          </table:table-cell>
          <table:table-cell office:value-type="float" office:value="3.6973617" calcext:value-type="float">
            <text:p>3.6973617</text:p>
          </table:table-cell>
          <table:table-cell office:value-type="float" office:value="3.5122402" calcext:value-type="float">
            <text:p>3.5122402</text:p>
          </table:table-cell>
          <table:table-cell table:formula="of:=AVERAGE([.B2:.K2])" office:value-type="float" office:value="4.10280678" calcext:value-type="float">
            <text:p>4.10280678</text:p>
          </table:table-cell>
          <table:table-cell table:formula="of:=STDEV([.B2:.L2])" office:value-type="float" office:value="0.473397169816755" calcext:value-type="float">
            <text:p>0.473397169816755</text:p>
          </table:table-cell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4.8125105" calcext:value-type="float">
            <text:p>4.8125105</text:p>
          </table:table-cell>
          <table:table-cell office:value-type="float" office:value="4.727078" calcext:value-type="float">
            <text:p>4.727078</text:p>
          </table:table-cell>
          <table:table-cell office:value-type="float" office:value="5.4900608" calcext:value-type="float">
            <text:p>5.4900608</text:p>
          </table:table-cell>
          <table:table-cell office:value-type="float" office:value="4.6825538" calcext:value-type="float">
            <text:p>4.6825538</text:p>
          </table:table-cell>
          <table:table-cell office:value-type="float" office:value="4.7899356" calcext:value-type="float">
            <text:p>4.7899356</text:p>
          </table:table-cell>
          <table:table-cell office:value-type="float" office:value="4.7537422" calcext:value-type="float">
            <text:p>4.7537422</text:p>
          </table:table-cell>
          <table:table-cell office:value-type="float" office:value="4.8644919" calcext:value-type="float">
            <text:p>4.8644919</text:p>
          </table:table-cell>
          <table:table-cell office:value-type="float" office:value="5.0984178" calcext:value-type="float">
            <text:p>5.0984178</text:p>
          </table:table-cell>
          <table:table-cell office:value-type="float" office:value="5.0134668" calcext:value-type="float">
            <text:p>5.0134668</text:p>
          </table:table-cell>
          <table:table-cell office:value-type="float" office:value="4.7300787" calcext:value-type="float">
            <text:p>4.7300787</text:p>
          </table:table-cell>
          <table:table-cell table:formula="of:=AVERAGE([.B3:.K3])" office:value-type="float" office:value="4.89623361" calcext:value-type="float">
            <text:p>4.89623361</text:p>
          </table:table-cell>
          <table:table-cell table:formula="of:=STDEV([.B3:.L3])" office:value-type="float" office:value="0.234254796957413" calcext:value-type="float">
            <text:p>0.234254796957413</text:p>
          </table:table-cell>
        </table:table-row>
        <table:table-row table:style-name="ro1">
          <table:table-cell office:value-type="string" calcext:value-type="string">
            <text:p>Audio+MEG</text:p>
          </table:table-cell>
          <table:table-cell office:value-type="float" office:value="4.0919642" calcext:value-type="float">
            <text:p>4.0919642</text:p>
          </table:table-cell>
          <table:table-cell office:value-type="float" office:value="4.175961" calcext:value-type="float">
            <text:p>4.175961</text:p>
          </table:table-cell>
          <table:table-cell office:value-type="float" office:value="4.7637897" calcext:value-type="float">
            <text:p>4.7637897</text:p>
          </table:table-cell>
          <table:table-cell office:value-type="float" office:value="4.0325284" calcext:value-type="float">
            <text:p>4.0325284</text:p>
          </table:table-cell>
          <table:table-cell office:value-type="float" office:value="4.0541792" calcext:value-type="float">
            <text:p>4.0541792</text:p>
          </table:table-cell>
          <table:table-cell office:value-type="float" office:value="3.8880856" calcext:value-type="float">
            <text:p>3.8880856</text:p>
          </table:table-cell>
          <table:table-cell office:value-type="float" office:value="4.0802646" calcext:value-type="float">
            <text:p>4.0802646</text:p>
          </table:table-cell>
          <table:table-cell office:value-type="float" office:value="4.1672349" calcext:value-type="float">
            <text:p>4.1672349</text:p>
          </table:table-cell>
          <table:table-cell office:value-type="float" office:value="4.0355954" calcext:value-type="float">
            <text:p>4.0355954</text:p>
          </table:table-cell>
          <table:table-cell office:value-type="float" office:value="3.803544" calcext:value-type="float">
            <text:p>3.803544</text:p>
          </table:table-cell>
          <table:table-cell table:formula="of:=AVERAGE([.B4:.K4])" office:value-type="float" office:value="4.1093147" calcext:value-type="float">
            <text:p>4.1093147</text:p>
          </table:table-cell>
          <table:table-cell table:formula="of:=STDEV([.B4:.L4])" office:value-type="float" office:value="0.243739119294117" calcext:value-type="float">
            <text:p>0.24373911929411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EG (reduced)</text:p>
          </table:table-cell>
          <table:table-cell office:value-type="float" office:value="5.4216371" calcext:value-type="float">
            <text:p>5.4216371</text:p>
          </table:table-cell>
          <table:table-cell office:value-type="float" office:value="5.2468128" calcext:value-type="float">
            <text:p>5.2468128</text:p>
          </table:table-cell>
          <table:table-cell office:value-type="float" office:value="5.141016" calcext:value-type="float">
            <text:p>5.141016</text:p>
          </table:table-cell>
          <table:table-cell office:value-type="float" office:value="5.1458883" calcext:value-type="float">
            <text:p>5.1458883</text:p>
          </table:table-cell>
          <table:table-cell office:value-type="float" office:value="5.3217368" calcext:value-type="float">
            <text:p>5.3217368</text:p>
          </table:table-cell>
          <table:table-cell office:value-type="float" office:value="5.0573869" calcext:value-type="float">
            <text:p>5.0573869</text:p>
          </table:table-cell>
          <table:table-cell office:value-type="float" office:value="5.0284534" calcext:value-type="float">
            <text:p>5.0284534</text:p>
          </table:table-cell>
          <table:table-cell office:value-type="float" office:value="5.5382071" calcext:value-type="float">
            <text:p>5.5382071</text:p>
          </table:table-cell>
          <table:table-cell office:value-type="float" office:value="5.1137409" calcext:value-type="float">
            <text:p>5.1137409</text:p>
          </table:table-cell>
          <table:table-cell office:value-type="float" office:value="5.0490546" calcext:value-type="float">
            <text:p>5.0490546</text:p>
          </table:table-cell>
          <table:table-cell table:formula="of:=AVERAGE([.B6:.K6])" office:value-type="float" office:value="5.20639339" calcext:value-type="float">
            <text:p>5.20639339</text:p>
          </table:table-cell>
          <table:table-cell table:formula="of:=STDEV([.B6:.L6])" office:value-type="float" office:value="0.163250925160628" calcext:value-type="float">
            <text:p>0.163250925160628</text:p>
          </table:table-cell>
        </table:table-row>
        <table:table-row table:style-name="ro1">
          <table:table-cell office:value-type="string" calcext:value-type="string">
            <text:p>Audio + MEG (reduced)</text:p>
          </table:table-cell>
          <table:table-cell office:value-type="float" office:value="2.642072" calcext:value-type="float">
            <text:p>2.642072</text:p>
          </table:table-cell>
          <table:table-cell office:value-type="float" office:value="3.1191061" calcext:value-type="float">
            <text:p>3.1191061</text:p>
          </table:table-cell>
          <table:table-cell office:value-type="float" office:value="4.6420631" calcext:value-type="float">
            <text:p>4.6420631</text:p>
          </table:table-cell>
          <table:table-cell office:value-type="float" office:value="3.4551411" calcext:value-type="float">
            <text:p>3.4551411</text:p>
          </table:table-cell>
          <table:table-cell office:value-type="float" office:value="3.4786932" calcext:value-type="float">
            <text:p>3.4786932</text:p>
          </table:table-cell>
          <table:table-cell office:value-type="float" office:value="3.9819605" calcext:value-type="float">
            <text:p>3.9819605</text:p>
          </table:table-cell>
          <table:table-cell office:value-type="float" office:value="2.4892845" calcext:value-type="float">
            <text:p>2.4892845</text:p>
          </table:table-cell>
          <table:table-cell office:value-type="float" office:value="5.3133206" calcext:value-type="float">
            <text:p>5.3133206</text:p>
          </table:table-cell>
          <table:table-cell office:value-type="float" office:value="2.8119555" calcext:value-type="float">
            <text:p>2.8119555</text:p>
          </table:table-cell>
          <table:table-cell office:value-type="float" office:value="2.4482186" calcext:value-type="float">
            <text:p>2.4482186</text:p>
          </table:table-cell>
          <table:table-cell table:formula="of:=AVERAGE([.B7:.K7])" office:value-type="float" office:value="3.43818152" calcext:value-type="float">
            <text:p>3.43818152</text:p>
          </table:table-cell>
          <table:table-cell table:formula="of:=STDEV([.B7:.L7])" office:value-type="float" office:value="0.9094664638025" calcext:value-type="float">
            <text:p>0.9094664638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50:20.084243578</meta:creation-date>
    <dc:date>2017-03-20T20:59:34.105984523</dc:date>
    <meta:editing-duration>PT9M13S</meta:editing-duration>
    <meta:editing-cycles>4</meta:editing-cycles>
    <meta:generator>LibreOffice/5.2.2.2$Linux_X86_64 LibreOffice_project/20m0$Build-2</meta:generator>
    <meta:document-statistic meta:table-count="1" meta:cell-count="78" meta:object-count="0"/>
  </office:meta>
</office:document-meta>
</file>